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文泉驛微米黑" svg:font-family="文泉驛微米黑"/>
    <style:font-face style:name="標楷體" svg:font-family="標楷體" style:font-family-generic="script"/>
    <style:font-face style:name="Noto Sans CJK TC Regular2" svg:font-family="'Noto Sans CJK TC Regular'" style:font-family-generic="swiss"/>
    <style:font-face style:name="Liberation Sans1" svg:font-family="'Liberation Sans'" style:font-adornments="標準" style:font-pitch="variable"/>
    <style:font-face style:name="Noto Sans CJK TC Regular" svg:font-family="'Noto Sans CJK TC Regular'" style:font-adornments="標準" style:font-pitch="variable"/>
    <style:font-face style:name="教育部標準楷書" svg:font-family="教育部標準楷書" style:font-adornments="標準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1" style:family="table">
      <style:table-properties style:width="16.907cm" table:align="left"/>
    </style:style>
    <style:style style:name="表格1.A" style:family="table-column">
      <style:table-column-properties style:column-width="1.071cm"/>
    </style:style>
    <style:style style:name="表格1.B" style:family="table-column">
      <style:table-column-properties style:column-width="2.633cm"/>
    </style:style>
    <style:style style:name="表格1.C" style:family="table-column">
      <style:table-column-properties style:column-width="3.493cm"/>
    </style:style>
    <style:style style:name="表格1.D" style:family="table-column">
      <style:table-column-properties style:column-width="1.746cm"/>
    </style:style>
    <style:style style:name="表格1.F" style:family="table-column">
      <style:table-column-properties style:column-width="6.218cm"/>
    </style:style>
    <style:style style:name="表格1.A1" style:family="table-cell">
      <style:table-cell-properties style:vertical-align="middle" fo:background-color="#66ccff" fo:padding-left="0.191cm" fo:padding-right="0.191cm" fo:padding-top="0cm" fo:padding-bottom="0cm" fo:border="0.5pt solid #000000">
        <style:background-image/>
      </style:table-cell-properties>
    </style:style>
    <style:style style:name="表格1.A2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F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A3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C3" style:family="table-cell">
      <style:table-cell-properties fo:padding-left="0.191cm" fo:padding-right="0.191cm" fo:padding-top="0cm" fo:padding-bottom="0cm" fo:border="0.5pt solid #000000"/>
    </style:style>
    <style:style style:name="表格1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B4" style:family="table-cell">
      <style:table-cell-properties style:vertical-align="middle"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1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5" style:family="table-cell">
      <style:table-cell-properties fo:padding-left="0.191cm" fo:padding-right="0.191cm" fo:padding-top="0cm" fo:padding-bottom="0cm" fo:border="0.5pt solid #000000"/>
    </style:style>
    <style:style style:name="表格1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5" style:family="table-cell">
      <style:table-cell-properties fo:padding-left="0.191cm" fo:padding-right="0.191cm" fo:padding-top="0cm" fo:padding-bottom="0cm" fo:border="0.5pt solid #000000"/>
    </style:style>
    <style:style style:name="表格1.B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6" style:family="table-cell">
      <style:table-cell-properties fo:padding-left="0.191cm" fo:padding-right="0.191cm" fo:padding-top="0cm" fo:padding-bottom="0cm" fo:border="0.5pt solid #000000"/>
    </style:style>
    <style:style style:name="表格1.D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6" style:family="table-cell">
      <style:table-cell-properties fo:padding-left="0.191cm" fo:padding-right="0.191cm" fo:padding-top="0cm" fo:padding-bottom="0cm" fo:border="0.5pt solid #000000"/>
    </style:style>
    <style:style style:name="表格1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7" style:family="table-cell">
      <style:table-cell-properties fo:padding-left="0.191cm" fo:padding-right="0.191cm" fo:padding-top="0cm" fo:padding-bottom="0cm" fo:border="0.5pt solid #000000"/>
    </style:style>
    <style:style style:name="表格1.D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7" style:family="table-cell">
      <style:table-cell-properties fo:padding-left="0.191cm" fo:padding-right="0.191cm" fo:padding-top="0cm" fo:padding-bottom="0cm" fo:border="0.5pt solid #000000"/>
    </style:style>
    <style:style style:name="表格1.B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8" style:family="table-cell">
      <style:table-cell-properties fo:padding-left="0.191cm" fo:padding-right="0.191cm" fo:padding-top="0cm" fo:padding-bottom="0cm" fo:border="0.5pt solid #000000"/>
    </style:style>
    <style:style style:name="表格1.D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8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8" style:family="table-cell">
      <style:table-cell-properties fo:padding-left="0.191cm" fo:padding-right="0.191cm" fo:padding-top="0cm" fo:padding-bottom="0cm" fo:border="0.5pt solid #000000"/>
    </style:style>
    <style:style style:name="表格1.B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9" style:family="table-cell">
      <style:table-cell-properties fo:padding-left="0.191cm" fo:padding-right="0.191cm" fo:padding-top="0cm" fo:padding-bottom="0cm" fo:border="0.5pt solid #000000"/>
    </style:style>
    <style:style style:name="表格1.D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9" style:family="table-cell">
      <style:table-cell-properties fo:padding-left="0.191cm" fo:padding-right="0.191cm" fo:padding-top="0cm" fo:padding-bottom="0cm" fo:border="0.5pt solid #000000"/>
    </style:style>
    <style:style style:name="表格1.B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C10" style:family="table-cell">
      <style:table-cell-properties fo:padding-left="0.191cm" fo:padding-right="0.191cm" fo:padding-top="0cm" fo:padding-bottom="0cm" fo:border="0.5pt solid #000000"/>
    </style:style>
    <style:style style:name="表格1.D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E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0" style:family="table-cell">
      <style:table-cell-properties fo:padding-left="0.191cm" fo:padding-right="0.191cm" fo:padding-top="0cm" fo:padding-bottom="0cm" fo:border="0.5pt solid #000000"/>
    </style:style>
    <style:style style:name="表格2" style:family="table">
      <style:table-properties style:width="16.905cm" table:align="left"/>
    </style:style>
    <style:style style:name="表格2.A" style:family="table-column">
      <style:table-column-properties style:column-width="1.071cm"/>
    </style:style>
    <style:style style:name="表格2.B" style:family="table-column">
      <style:table-column-properties style:column-width="2.101cm"/>
    </style:style>
    <style:style style:name="表格2.C" style:family="table-column">
      <style:table-column-properties style:column-width="3.84cm"/>
    </style:style>
    <style:style style:name="表格2.D" style:family="table-column">
      <style:table-column-properties style:column-width="1.838cm"/>
    </style:style>
    <style:style style:name="表格2.F" style:family="table-column">
      <style:table-column-properties style:column-width="6.218cm"/>
    </style:style>
    <style:style style:name="表格2.A1" style:family="table-cell">
      <style:table-cell-properties fo:background-color="#00ccff" fo:padding-left="0.191cm" fo:padding-right="0.191cm" fo:padding-top="0cm" fo:padding-bottom="0cm" fo:border="0.5pt solid #000000">
        <style:background-image/>
      </style:table-cell-properties>
    </style:style>
    <style:style style:name="表格2.B1" style:family="table-cell">
      <style:table-cell-properties style:vertical-align="middle" fo:background-color="#00ccff" fo:padding-left="0.191cm" fo:padding-right="0.191cm" fo:padding-top="0cm" fo:padding-bottom="0cm" fo:border="0.5pt solid #000000">
        <style:background-image/>
      </style:table-cell-properties>
    </style:style>
    <style:style style:name="表格2.A2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表格2.B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2" style:family="table-cell">
      <style:table-cell-properties fo:padding-left="0.191cm" fo:padding-right="0.191cm" fo:padding-top="0cm" fo:padding-bottom="0cm" fo:border="0.5pt solid #000000"/>
    </style:style>
    <style:style style:name="表格2.D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2" style:family="table-cell">
      <style:table-cell-properties fo:padding-left="0.191cm" fo:padding-right="0.191cm" fo:padding-top="0cm" fo:padding-bottom="0cm" fo:border="0.5pt solid #000000"/>
    </style:style>
    <style:style style:name="表格2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3" style:family="table-cell">
      <style:table-cell-properties fo:padding-left="0.191cm" fo:padding-right="0.191cm" fo:padding-top="0cm" fo:padding-bottom="0cm" fo:border="0.5pt solid #000000"/>
    </style:style>
    <style:style style:name="表格2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3" style:family="table-cell">
      <style:table-cell-properties fo:padding-left="0.191cm" fo:padding-right="0.191cm" fo:padding-top="0cm" fo:padding-bottom="0cm" fo:border="0.5pt solid #000000"/>
    </style:style>
    <style:style style:name="表格2.B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4" style:family="table-cell">
      <style:table-cell-properties fo:padding-left="0.191cm" fo:padding-right="0.191cm" fo:padding-top="0cm" fo:padding-bottom="0cm" fo:border="0.5pt solid #000000"/>
    </style:style>
    <style:style style:name="表格2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4" style:family="table-cell">
      <style:table-cell-properties fo:padding-left="0.191cm" fo:padding-right="0.191cm" fo:padding-top="0cm" fo:padding-bottom="0cm" fo:border="0.5pt solid #000000"/>
    </style:style>
    <style:style style:name="表格2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5" style:family="table-cell">
      <style:table-cell-properties fo:padding-left="0.191cm" fo:padding-right="0.191cm" fo:padding-top="0cm" fo:padding-bottom="0cm" fo:border="0.5pt solid #000000"/>
    </style:style>
    <style:style style:name="表格2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5" style:family="table-cell">
      <style:table-cell-properties fo:padding-left="0.191cm" fo:padding-right="0.191cm" fo:padding-top="0cm" fo:padding-bottom="0cm" fo:border="0.5pt solid #000000"/>
    </style:style>
    <style:style style:name="表格2.B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6" style:family="table-cell">
      <style:table-cell-properties fo:padding-left="0.191cm" fo:padding-right="0.191cm" fo:padding-top="0cm" fo:padding-bottom="0cm" fo:border="0.5pt solid #000000"/>
    </style:style>
    <style:style style:name="表格2.D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6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6" style:family="table-cell">
      <style:table-cell-properties fo:padding-left="0.191cm" fo:padding-right="0.191cm" fo:padding-top="0cm" fo:padding-bottom="0cm" fo:border="0.5pt solid #000000"/>
    </style:style>
    <style:style style:name="表格2.7" style:family="table-row">
      <style:table-row-properties style:min-row-height="2.688cm"/>
    </style:style>
    <style:style style:name="表格2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7" style:family="table-cell">
      <style:table-cell-properties fo:padding-left="0.191cm" fo:padding-right="0.191cm" fo:padding-top="0cm" fo:padding-bottom="0cm" fo:border="0.5pt solid #000000"/>
    </style:style>
    <style:style style:name="表格2.D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7" style:family="table-cell">
      <style:table-cell-properties fo:padding-left="0.191cm" fo:padding-right="0.191cm" fo:padding-top="0cm" fo:padding-bottom="0cm" fo:border="0.5pt solid #000000"/>
    </style:style>
    <style:style style:name="表格2.B8" style:family="table-cell">
      <style:table-cell-properties style:vertical-align="middle"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表格2.B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9" style:family="table-cell">
      <style:table-cell-properties fo:padding-left="0.191cm" fo:padding-right="0.191cm" fo:padding-top="0cm" fo:padding-bottom="0cm" fo:border="0.5pt solid #000000"/>
    </style:style>
    <style:style style:name="表格2.D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9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9" style:family="table-cell">
      <style:table-cell-properties fo:padding-left="0.191cm" fo:padding-right="0.191cm" fo:padding-top="0cm" fo:padding-bottom="0cm" fo:border="0.5pt solid #000000"/>
    </style:style>
    <style:style style:name="表格2.B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0" style:family="table-cell">
      <style:table-cell-properties fo:padding-left="0.191cm" fo:padding-right="0.191cm" fo:padding-top="0cm" fo:padding-bottom="0cm" fo:border="0.5pt solid #000000"/>
    </style:style>
    <style:style style:name="表格2.D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0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0" style:family="table-cell">
      <style:table-cell-properties fo:padding-left="0.191cm" fo:padding-right="0.191cm" fo:padding-top="0cm" fo:padding-bottom="0cm" fo:border="0.5pt solid #000000"/>
    </style:style>
    <style:style style:name="表格2.B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1" style:family="table-cell">
      <style:table-cell-properties fo:padding-left="0.191cm" fo:padding-right="0.191cm" fo:padding-top="0cm" fo:padding-bottom="0cm" fo:border="0.5pt solid #000000"/>
    </style:style>
    <style:style style:name="表格2.D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1" style:family="table-cell">
      <style:table-cell-properties fo:padding-left="0.191cm" fo:padding-right="0.191cm" fo:padding-top="0cm" fo:padding-bottom="0cm" fo:border="0.5pt solid #000000"/>
    </style:style>
    <style:style style:name="表格2.B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C12" style:family="table-cell">
      <style:table-cell-properties fo:padding-left="0.191cm" fo:padding-right="0.191cm" fo:padding-top="0cm" fo:padding-bottom="0cm" fo:border="0.5pt solid #000000"/>
    </style:style>
    <style:style style:name="表格2.D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E12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2.F1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paragraph-rsid="0019c9e3"/>
    </style:style>
    <style:style style:name="P2" style:family="paragraph" style:parent-style-name="Text_20_body">
      <style:paragraph-properties fo:text-align="center" style:justify-single-word="false"/>
      <style:text-properties style:font-name="Noto Sans CJK TC Regular" fo:font-style="normal" fo:font-weight="normal" officeooo:paragraph-rsid="0019c9e3" style:font-name-asian="Noto Sans CJK TC Regular" style:font-style-asian="normal" style:font-weight-asian="normal"/>
    </style:style>
    <style:style style:name="P3" style:family="paragraph" style:parent-style-name="Text_20_body">
      <style:paragraph-properties fo:text-align="center" style:justify-single-word="fals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4" style:family="paragraph" style:parent-style-name="Text_20_body">
      <style:paragraph-properties fo:line-height="100%" style:writing-mode="page"/>
      <style:text-properties style:font-name="Noto Sans CJK TC Regular" fo:font-size="12pt" fo:font-style="normal" fo:font-weight="normal" officeooo:paragraph-rsid="001dce36" style:font-name-asian="Noto Sans CJK TC Regular" style:font-size-asian="12pt" style:font-style-asian="normal" style:font-weight-asian="normal"/>
    </style:style>
    <style:style style:name="P5" style:family="paragraph" style:parent-style-name="Text_20_body">
      <style:paragraph-properties fo:line-height="100%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6" style:family="paragraph" style:parent-style-name="Text_20_body">
      <style:paragraph-properties fo:line-height="100%" fo:text-align="center" style:justify-single-word="fals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style:register-true="tru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8" style:family="paragraph" style:parent-style-name="Text_20_body">
      <style:paragraph-properties fo:margin-top="0cm" fo:margin-bottom="0cm" loext:contextual-spacing="false" fo:line-height="100%" style:register-true="tru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style:register-true="tru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11" style:family="paragraph" style:parent-style-name="Text_20_body">
      <style:paragraph-properties fo:margin-top="0cm" fo:margin-bottom="0cm" loext:contextual-spacing="false" style:register-true="true" style:writing-mode="page"/>
      <style:text-properties style:font-name="Noto Sans CJK TC Regular" fo:font-size="12pt" fo:font-style="normal" fo:font-weight="normal" officeooo:paragraph-rsid="0019c9e3" style:font-name-asian="Noto Sans CJK TC Regular" style:font-size-asian="12pt" style:font-style-asian="normal" style:font-weight-asian="normal"/>
    </style:style>
    <style:style style:name="P12" style:family="paragraph" style:parent-style-name="Text_20_body">
      <style:paragraph-properties fo:margin-top="0cm" fo:margin-bottom="0cm" loext:contextual-spacing="false" fo:line-height="100%" style:register-true="true" style:writing-mode="page"/>
      <style:text-properties officeooo:paragraph-rsid="0019c9e3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style:register-true="true" style:writing-mode="page"/>
      <style:text-properties style:font-name="Noto Sans CJK TC Regular" fo:font-style="normal" fo:font-weight="normal" officeooo:paragraph-rsid="0019c9e3" style:font-name-asian="Noto Sans CJK TC Regular" style:font-style-asian="normal" style:font-weight-asian="normal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 style:writing-mode="page"/>
      <style:text-properties style:font-name="Noto Sans CJK TC Regular" fo:font-style="normal" fo:font-weight="normal" officeooo:paragraph-rsid="0019c9e3" style:font-name-asian="Noto Sans CJK TC Regular" style:font-style-asian="normal" style:font-weight-asian="normal"/>
    </style:style>
    <style:style style:name="P15" style:family="paragraph" style:parent-style-name="Standard">
      <style:text-properties officeooo:paragraph-rsid="001a644a"/>
    </style:style>
    <style:style style:name="P16" style:family="paragraph" style:parent-style-name="Standard">
      <style:text-properties style:font-name="Noto Sans CJK TC Regular" fo:font-size="12pt" fo:font-style="normal" fo:font-weight="normal" style:font-name-asian="Noto Sans CJK TC Regular" style:font-size-asian="12pt" style:font-style-asian="normal" style:font-weight-asian="normal"/>
    </style:style>
    <style:style style:name="P17" style:family="paragraph" style:parent-style-name="Standard">
      <style:text-properties officeooo:paragraph-rsid="0019c9e3"/>
    </style:style>
    <style:style style:name="P18" style:family="paragraph" style:parent-style-name="Standard">
      <style:paragraph-properties fo:margin-top="0cm" fo:margin-bottom="0cm" loext:contextual-spacing="false" style:register-true="true" style:writing-mode="page"/>
      <style:text-properties style:font-name="Noto Sans CJK TC Regular" fo:font-size="12pt" fo:font-style="normal" fo:font-weight="normal" style:font-name-asian="Noto Sans CJK TC Regular" style:font-size-asian="12pt" style:font-style-asian="normal" style:font-weight-asian="normal"/>
    </style:style>
    <style:style style:name="P19" style:family="paragraph" style:parent-style-name="Standard">
      <style:paragraph-properties fo:margin-top="0cm" fo:margin-bottom="0cm" loext:contextual-spacing="false" style:register-true="true" style:writing-mode="page"/>
    </style:style>
    <style:style style:name="T1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/>
    </style:style>
    <style:style style:name="T2" style:family="text">
      <style:text-properties style:font-name="Noto Sans CJK TC Regular" fo:font-size="10pt" fo:font-style="normal" fo:font-weight="normal" style:font-name-asian="Noto Sans CJK TC Regular" style:font-size-asian="10pt" style:font-style-asian="normal" style:font-weight-asian="normal" style:font-name-complex="新細明體"/>
    </style:style>
    <style:style style:name="T3" style:family="text">
      <style:text-properties style:font-name="Noto Sans CJK TC Regular" fo:font-style="normal" fo:font-weight="normal" style:font-name-asian="Noto Sans CJK TC Regular" style:font-style-asian="normal" style:font-weight-asian="normal"/>
    </style:style>
    <style:style style:name="T4" style:family="text">
      <style:text-properties style:font-name="Noto Sans CJK TC Regular" fo:font-size="12pt" fo:font-style="normal" fo:font-weight="normal" style:font-name-asian="Noto Sans CJK TC Regular" style:font-size-asian="12pt" style:font-style-asian="normal" style:font-weight-asian="normal"/>
    </style:style>
    <style:style style:name="T5" style:family="text">
      <style:text-properties style:font-name="Noto Sans CJK TC Regular" fo:font-size="12pt" fo:font-style="normal" fo:font-weight="normal" style:font-name-asian="Noto Sans CJK TC Regular" style:font-size-asian="12pt" style:font-style-asian="normal" style:font-weight-asian="normal" style:font-name-complex="新細明體"/>
    </style:style>
    <style:style style:name="T6" style:family="text">
      <style:text-properties style:font-name-complex="新細明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2"/>
        <table:table-column table:style-name="表格2.F"/>
        <table:table-row>
          <table:table-cell table:style-name="表格2.A1" office:value-type="string">
            <text:p text:style-name="P10">週次</text:p>
          </table:table-cell>
          <table:table-cell table:style-name="表格2.B1" office:value-type="string">
            <text:p text:style-name="P10">主題</text:p>
          </table:table-cell>
          <table:table-cell table:style-name="表格2.B1" office:value-type="string">
            <text:p text:style-name="P10">內容</text:p>
          </table:table-cell>
          <table:table-cell table:style-name="表格2.B1" office:value-type="string">
            <text:p text:style-name="P10">不插電</text:p>
          </table:table-cell>
          <table:table-cell table:style-name="表格2.B1" office:value-type="string">
            <text:p text:style-name="P10">插電</text:p>
          </table:table-cell>
          <table:table-cell table:style-name="表格2.B1" office:value-type="string">
            <text:p text:style-name="P10">學習表現</text:p>
          </table:table-cell>
        </table:table-row>
        <table:table-row>
          <table:table-cell table:style-name="表格2.A2" office:value-type="string">
            <text:p text:style-name="P3">1</text:p>
          </table:table-cell>
          <table:table-cell table:style-name="表格2.B2" office:value-type="string">
            <text:p text:style-name="P3">電腦教室規則說明</text:p>
          </table:table-cell>
          <table:table-cell table:style-name="表格2.C2" office:value-type="string">
            <text:p text:style-name="P4">教室規則、google classroom帳號登入並修改密碼</text:p>
          </table:table-cell>
          <table:table-cell table:style-name="表格2.D2" office:value-type="string">
            <text:p text:style-name="P3">○</text:p>
          </table:table-cell>
          <table:table-cell table:style-name="表格2.E2" office:value-type="string">
            <text:p text:style-name="P3"/>
          </table:table-cell>
          <table:table-cell table:style-name="表格2.F2" office:value-type="string">
            <text:p text:style-name="P7"/>
          </table:table-cell>
        </table:table-row>
        <table:table-row>
          <table:table-cell table:style-name="表格2.A2" office:value-type="string">
            <text:p text:style-name="P3">2</text:p>
          </table:table-cell>
          <table:table-cell table:style-name="表格2.B5" table:number-rows-spanned="3" office:value-type="string">
            <text:p text:style-name="P3">二進位</text:p>
          </table:table-cell>
          <table:table-cell table:style-name="表格2.C3" office:value-type="string">
            <text:p text:style-name="P5">翻牌程式說明、操作，回家作業(二與十進位的互換)</text:p>
          </table:table-cell>
          <table:table-cell table:style-name="表格2.D3" office:value-type="string">
            <text:p text:style-name="P3">○</text:p>
          </table:table-cell>
          <table:table-cell table:style-name="表格2.E3" office:value-type="string">
            <text:p text:style-name="P3">○</text:p>
          </table:table-cell>
          <table:table-cell table:style-name="表格2.F5" table:number-rows-spanned="3" office:value-type="string">
            <text:p text:style-name="P8">* 資 t-IV-1 能了解資訊系統的基本組成架構與運算原理。</text:p>
            <text:p text:style-name="P8">* 資 t-IV-4 能應用運算思維解析問題。</text:p>
            <text:p text:style-name="P8">* 資 p-IV-1 能選用適當的資訊科技組織思維，並進行有效的表達。</text:p>
            <text:p text:style-name="P8">* 資 a-IV-4 能具備探索資訊科技之興趣。</text:p>
          </table:table-cell>
        </table:table-row>
        <table:table-row>
          <table:table-cell table:style-name="表格2.A2" office:value-type="string">
            <text:p text:style-name="P3">3</text:p>
          </table:table-cell>
          <table:covered-table-cell/>
          <table:table-cell table:style-name="表格2.C4" office:value-type="string">
            <text:p text:style-name="P5">進階常識，儲存單位，實例：手機容量需求的計算</text:p>
          </table:table-cell>
          <table:table-cell table:style-name="表格2.D4" office:value-type="string">
            <text:p text:style-name="P3">○</text:p>
          </table:table-cell>
          <table:table-cell table:style-name="表格2.E4" office:value-type="string">
            <text:p text:style-name="P3"/>
          </table:table-cell>
          <table:covered-table-cell/>
        </table:table-row>
        <table:table-row>
          <table:table-cell table:style-name="表格2.A2" office:value-type="string">
            <text:p text:style-name="P3">4</text:p>
          </table:table-cell>
          <table:covered-table-cell/>
          <table:table-cell table:style-name="表格2.C5" office:value-type="string">
            <text:p text:style-name="P5">活動：傳遞祕密訊息，google翻譯的說明與體驗</text:p>
          </table:table-cell>
          <table:table-cell table:style-name="表格2.D5" office:value-type="string">
            <text:p text:style-name="P3">○</text:p>
          </table:table-cell>
          <table:table-cell table:style-name="表格2.E5" office:value-type="string">
            <text:p text:style-name="P3">○</text:p>
          </table:table-cell>
          <table:covered-table-cell/>
        </table:table-row>
        <table:table-row>
          <table:table-cell table:style-name="表格2.A2" office:value-type="string">
            <text:p text:style-name="P3">5</text:p>
          </table:table-cell>
          <table:table-cell table:style-name="表格2.B7" table:number-rows-spanned="2" office:value-type="string">
            <text:p text:style-name="P3">用數色表示顏色</text:p>
          </table:table-cell>
          <table:table-cell table:style-name="表格2.C6" office:value-type="string">
            <text:p text:style-name="P5">概念說明，手寫與程式操作</text:p>
          </table:table-cell>
          <table:table-cell table:style-name="表格2.D6" office:value-type="string">
            <text:p text:style-name="P3">○</text:p>
          </table:table-cell>
          <table:table-cell table:style-name="表格2.E6" office:value-type="string">
            <text:p text:style-name="P3">○</text:p>
          </table:table-cell>
          <table:table-cell table:style-name="表格2.F7" table:number-rows-spanned="2" office:value-type="string">
            <text:p text:style-name="P8">* 資 t-IV-1 能了解資訊系統的基本組成架構與運算原理。</text:p>
            <text:p text:style-name="P8">* 資 t-IV-4 能應用運算思維解析問題。</text:p>
            <text:p text:style-name="P9"/>
          </table:table-cell>
        </table:table-row>
        <table:table-row table:style-name="表格2.7">
          <table:table-cell table:style-name="表格2.A2" office:value-type="string">
            <text:p text:style-name="P3">6</text:p>
          </table:table-cell>
          <table:covered-table-cell/>
          <table:table-cell table:style-name="表格2.C7" office:value-type="string">
            <text:p text:style-name="P5">給題目，截圖後透過google繪圖、硬碟繳交作業(練習)</text:p>
          </table:table-cell>
          <table:table-cell table:style-name="表格2.D7" office:value-type="string">
            <text:p text:style-name="P3"/>
          </table:table-cell>
          <table:table-cell table:style-name="表格2.E7" office:value-type="string">
            <text:p text:style-name="P3">○</text:p>
          </table:table-cell>
          <table:covered-table-cell/>
        </table:table-row>
        <table:table-row>
          <table:table-cell table:style-name="表格2.A2" office:value-type="string">
            <text:p text:style-name="P3">7</text:p>
          </table:table-cell>
          <table:table-cell table:style-name="表格2.B8" table:number-columns-spanned="5" office:value-type="string">
            <text:p text:style-name="P7">段考週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office:value-type="string">
            <text:p text:style-name="P3">8</text:p>
          </table:table-cell>
          <table:table-cell table:style-name="表格2.B9" office:value-type="string">
            <text:p text:style-name="P3">用數色表示顏色</text:p>
          </table:table-cell>
          <table:table-cell table:style-name="表格2.C9" office:value-type="string">
            <text:p text:style-name="P5">給題目，截圖後透過google繪圖、硬碟繳交作業(評分)，回家作業(紙本，彩色圖案)</text:p>
          </table:table-cell>
          <table:table-cell table:style-name="表格2.D9" office:value-type="string">
            <text:p text:style-name="P6">○</text:p>
          </table:table-cell>
          <table:table-cell table:style-name="表格2.E9" office:value-type="string">
            <text:p text:style-name="P6">○</text:p>
          </table:table-cell>
          <table:table-cell table:style-name="表格2.F9" office:value-type="string">
            <text:p text:style-name="P8">* 資 c-IV-1 能熟悉資訊科技共創工具的使用方法。</text:p>
            <text:p text:style-name="P8">* 資 c-IV-2 能選用適當的資訊科技與他人合作完成作品。</text:p>
            <text:p text:style-name="P8">* 資 c-IV-3 能應用資訊科技與他人合作進行數位創作。</text:p>
          </table:table-cell>
        </table:table-row>
        <table:table-row>
          <table:table-cell table:style-name="表格2.A2" office:value-type="string">
            <text:p text:style-name="P3">9</text:p>
          </table:table-cell>
          <table:table-cell table:style-name="表格2.B12" table:number-rows-spanned="3" office:value-type="string">
            <text:p text:style-name="P3">資訊理論</text:p>
          </table:table-cell>
          <table:table-cell table:style-name="表格2.C10" office:value-type="string">
            <text:p text:style-name="P5">猜測的概念，猜數字遊戲，珠璣妙算規則說明</text:p>
          </table:table-cell>
          <table:table-cell table:style-name="表格2.D10" office:value-type="string">
            <text:p text:style-name="P6">○</text:p>
          </table:table-cell>
          <table:table-cell table:style-name="表格2.E10" office:value-type="string">
            <text:p text:style-name="P6"/>
          </table:table-cell>
          <table:table-cell table:style-name="表格2.F12" table:number-rows-spanned="3" office:value-type="string">
            <text:p text:style-name="P8">* 資 t-IV-4 能應用運算思維解析問題。</text:p>
            <text:p text:style-name="P8">* 資 p-IV-1能選用適當的資訊科技組織思維，並進行有效的表達。</text:p>
            <text:p text:style-name="P12"><text:span text:style-name="預設段落字型"><text:span text:style-name="T4">* 資 p-IV-2</text:span></text:span><text:span text:style-name="T4"> </text:span><text:span text:style-name="預設段落字型"><text:span text:style-name="T5">能利用資訊科技與他人進行有效的互動。</text:span></text:span></text:p>
          </table:table-cell>
        </table:table-row>
        <table:table-row>
          <table:table-cell table:style-name="表格2.A2" office:value-type="string">
            <text:p text:style-name="P3">10</text:p>
          </table:table-cell>
          <table:covered-table-cell/>
          <table:table-cell table:style-name="表格2.C11" office:value-type="string">
            <text:p text:style-name="P5">珠璣妙算遊戲，遊戲策略說明</text:p>
          </table:table-cell>
          <table:table-cell table:style-name="表格2.D11" office:value-type="string">
            <text:p text:style-name="P3"/>
          </table:table-cell>
          <table:table-cell table:style-name="表格2.E11" office:value-type="string">
            <text:p text:style-name="P3">○</text:p>
          </table:table-cell>
          <table:covered-table-cell/>
        </table:table-row>
        <table:table-row>
          <table:table-cell table:style-name="表格2.A2" office:value-type="string">
            <text:p text:style-name="P3">11</text:p>
          </table:table-cell>
          <table:covered-table-cell/>
          <table:table-cell table:style-name="表格2.C12" office:value-type="string">
            <text:p text:style-name="P5">決策樹說明與繪製</text:p>
          </table:table-cell>
          <table:table-cell table:style-name="表格2.D12" office:value-type="string">
            <text:p text:style-name="P3">○</text:p>
          </table:table-cell>
          <table:table-cell table:style-name="表格2.E12" office:value-type="string">
            <text:p text:style-name="P3"/>
          </table:table-cell>
          <table:covered-table-cell/>
        </table:table-row>
      </table:table>
      <text:p text:style-name="P15"/>
      <text:p text:style-name="P15"/>
      <text:p text:style-name="P1"/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ext:soft-page-break/>
        <table:table-row>
          <table:table-cell table:style-name="表格1.A1" office:value-type="string">
            <text:p text:style-name="P14">週次</text:p>
          </table:table-cell>
          <table:table-cell table:style-name="表格1.A1" office:value-type="string">
            <text:p text:style-name="P14">主題</text:p>
          </table:table-cell>
          <table:table-cell table:style-name="表格1.A1" office:value-type="string">
            <text:p text:style-name="P14">內容</text:p>
          </table:table-cell>
          <table:table-cell table:style-name="表格1.A1" office:value-type="string">
            <text:p text:style-name="P14">不插電</text:p>
          </table:table-cell>
          <table:table-cell table:style-name="表格1.A1" office:value-type="string">
            <text:p text:style-name="P14">插電</text:p>
          </table:table-cell>
          <table:table-cell table:style-name="表格1.A1" office:value-type="string">
            <text:p text:style-name="P14">學習表現</text:p>
          </table:table-cell>
        </table:table-row>
        <table:table-row>
          <table:table-cell table:style-name="表格1.A2" office:value-type="string">
            <text:p text:style-name="P2">12</text:p>
          </table:table-cell>
          <table:table-cell table:style-name="表格1.B3" table:number-rows-spanned="2" office:value-type="string">
            <text:p text:style-name="P13"/>
            <text:p text:style-name="P13">錯誤的發現與修正</text:p>
          </table:table-cell>
          <table:table-cell table:style-name="表格1.C2" office:value-type="string">
            <text:p text:style-name="P11">卡片翻轉魔術活動，概念說明</text:p>
          </table:table-cell>
          <table:table-cell table:style-name="表格1.D2" office:value-type="string">
            <text:p text:style-name="P7">○</text:p>
          </table:table-cell>
          <table:table-cell table:style-name="表格1.E2" office:value-type="string">
            <text:p text:style-name="P7">○</text:p>
          </table:table-cell>
          <table:table-cell table:style-name="表格1.F3" table:number-rows-spanned="2" office:value-type="string">
            <text:p text:style-name="P11">* 資 a-IV-1 能落實康健的數位使用習慣與態度。</text:p>
            <text:p text:style-name="P11">* 資 a-IV-2 能了解資訊科技相關之法律、倫理及社會議題，以保護自己與 尊重他人。</text:p>
            <text:p text:style-name="P11">* 資 a-IV-3 能了解資訊科技相關行業之進路與生涯發展。</text:p>
            <text:p text:style-name="P11">* 資 a-IV-4 能具備探索資訊科技之興趣。</text:p>
          </table:table-cell>
        </table:table-row>
        <table:table-row>
          <table:table-cell table:style-name="表格1.A3" office:value-type="string">
            <text:p text:style-name="P2">13</text:p>
          </table:table-cell>
          <table:covered-table-cell/>
          <table:table-cell table:style-name="表格1.C3" office:value-type="string">
            <text:p text:style-name="P11">書碼與條碼概念，ISBN檢查碼的運算(紙筆、小算盤輔助)，鍵盤數字區的說明與鍵位練習</text:p>
          </table:table-cell>
          <table:table-cell table:style-name="表格1.D3" office:value-type="string">
            <text:p text:style-name="P7">○</text:p>
          </table:table-cell>
          <table:table-cell table:style-name="表格1.E3" office:value-type="string">
            <text:p text:style-name="P7">○</text:p>
          </table:table-cell>
          <table:covered-table-cell/>
        </table:table-row>
        <table:table-row>
          <table:table-cell table:style-name="表格1.A3" office:value-type="string">
            <text:p text:style-name="P2">14</text:p>
          </table:table-cell>
          <table:table-cell table:style-name="表格1.B4" table:number-columns-spanned="5" office:value-type="string">
            <text:p text:style-name="P7">段考週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2">15</text:p>
          </table:table-cell>
          <table:table-cell table:style-name="表格1.B8" table:number-rows-spanned="4" office:value-type="string">
            <text:p text:style-name="P13">錯誤的發現與修正</text:p>
          </table:table-cell>
          <table:table-cell table:style-name="表格1.C5" office:value-type="string">
            <text:p text:style-name="P11">以google試算表的公式、函數功能作ISBN-10與ISBN-13檢查碼的產生(練習)</text:p>
          </table:table-cell>
          <table:table-cell table:style-name="表格1.D5" office:value-type="string">
            <text:p text:style-name="P7"/>
          </table:table-cell>
          <table:table-cell table:style-name="表格1.E5" office:value-type="string">
            <text:p text:style-name="P7">○</text:p>
          </table:table-cell>
          <table:table-cell table:style-name="表格1.F8" table:number-rows-spanned="4" office:value-type="string">
            <text:p text:style-name="P11">* 資 t-IV-3 能設計資訊作品以解決生活問題。</text:p>
            <text:p text:style-name="P11">* 資 t-IV-4 能應用運算思維解析問題。</text:p>
            <text:p text:style-name="P11">* 資 c-IV-1 能熟悉資訊科技共創工具的使用方法。</text:p>
            <text:p text:style-name="P11">* 資 c-IV-2 能選用適當的資訊科技與他人合作完成作品。</text:p>
            <text:p text:style-name="P11">* 資 c-IV-3 能應用資訊科技與他人合作進行數位創作。</text:p>
          </table:table-cell>
        </table:table-row>
        <table:table-row>
          <table:table-cell table:style-name="表格1.A3" office:value-type="string">
            <text:p text:style-name="P2">16</text:p>
          </table:table-cell>
          <table:covered-table-cell/>
          <table:table-cell table:style-name="表格1.C6" office:value-type="string">
            <text:p text:style-name="P11">以google試算表的公式、函數功能作ISBN-10與ISBN-13檢查碼的產生(作業)</text:p>
          </table:table-cell>
          <table:table-cell table:style-name="表格1.D6" office:value-type="string">
            <text:p text:style-name="P7"/>
          </table:table-cell>
          <table:table-cell table:style-name="表格1.E6" office:value-type="string">
            <text:p text:style-name="P7">○</text:p>
          </table:table-cell>
          <table:covered-table-cell/>
        </table:table-row>
        <table:table-row>
          <table:table-cell table:style-name="表格1.A3" office:value-type="string">
            <text:p text:style-name="P2">17</text:p>
          </table:table-cell>
          <table:covered-table-cell/>
          <table:table-cell table:style-name="表格1.C7" office:value-type="string">
            <text:p text:style-name="P11">以google試算表的公式、函數功能作身份證字號產生器(練習)</text:p>
          </table:table-cell>
          <table:table-cell table:style-name="表格1.D7" office:value-type="string">
            <text:p text:style-name="P7"/>
          </table:table-cell>
          <table:table-cell table:style-name="表格1.E7" office:value-type="string">
            <text:p text:style-name="P7">○</text:p>
          </table:table-cell>
          <table:covered-table-cell/>
        </table:table-row>
        <table:table-row>
          <table:table-cell table:style-name="表格1.A3" office:value-type="string">
            <text:p text:style-name="P2">18</text:p>
          </table:table-cell>
          <table:covered-table-cell/>
          <table:table-cell table:style-name="表格1.C8" office:value-type="string">
            <text:p text:style-name="P11">以google試算表的公式、函數功能作身份證字號產生器(評分)</text:p>
          </table:table-cell>
          <table:table-cell table:style-name="表格1.D8" office:value-type="string">
            <text:p text:style-name="P7"/>
          </table:table-cell>
          <table:table-cell table:style-name="表格1.E8" office:value-type="string">
            <text:p text:style-name="P7">○</text:p>
          </table:table-cell>
          <table:covered-table-cell/>
        </table:table-row>
        <table:table-row>
          <table:table-cell table:style-name="表格1.A3" office:value-type="string">
            <text:p text:style-name="P2">19</text:p>
          </table:table-cell>
          <table:table-cell table:style-name="表格1.B9" office:value-type="string">
            <text:p text:style-name="P13">電腦科測驗</text:p>
          </table:table-cell>
          <table:table-cell table:style-name="表格1.C9" office:value-type="string">
            <text:p text:style-name="P11">紙筆測驗</text:p>
          </table:table-cell>
          <table:table-cell table:style-name="表格1.D9" office:value-type="string">
            <text:p text:style-name="P7">○</text:p>
          </table:table-cell>
          <table:table-cell table:style-name="表格1.E9" office:value-type="string">
            <text:p text:style-name="P7"/>
          </table:table-cell>
          <table:table-cell table:style-name="表格1.F9" office:value-type="string">
            <text:p text:style-name="P7"/>
          </table:table-cell>
        </table:table-row>
        <table:table-row>
          <table:table-cell table:style-name="表格1.A3" office:value-type="string">
            <text:p text:style-name="P2">20</text:p>
          </table:table-cell>
          <table:table-cell table:style-name="表格1.B10" office:value-type="string">
            <text:p text:style-name="P13">電腦科測驗</text:p>
          </table:table-cell>
          <table:table-cell table:style-name="表格1.C10" office:value-type="string">
            <text:p text:style-name="P11">Google問卷(心得分享)</text:p>
          </table:table-cell>
          <table:table-cell table:style-name="表格1.D10" office:value-type="string">
            <text:p text:style-name="P7"/>
          </table:table-cell>
          <table:table-cell table:style-name="表格1.E10" office:value-type="string">
            <text:p text:style-name="P7">○</text:p>
          </table:table-cell>
          <table:table-cell table:style-name="表格1.F10" office:value-type="string">
            <text:p text:style-name="P7"/>
          </table:table-cell>
        </table:table-row>
        <table:table-row>
          <table:table-cell table:style-name="表格1.A3" office:value-type="string">
            <text:p text:style-name="P2">21</text:p>
          </table:table-cell>
          <table:table-cell table:style-name="表格1.B4" table:number-columns-spanned="5" office:value-type="string">
            <text:p text:style-name="P13">段考週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文泉驛微米黑" svg:font-family="文泉驛微米黑"/>
    <style:font-face style:name="標楷體" svg:font-family="標楷體" style:font-family-generic="script"/>
    <style:font-face style:name="Noto Sans CJK TC Regular2" svg:font-family="'Noto Sans CJK TC Regular'" style:font-family-generic="swiss"/>
    <style:font-face style:name="Liberation Sans1" svg:font-family="'Liberation Sans'" style:font-adornments="標準" style:font-pitch="variable"/>
    <style:font-face style:name="Noto Sans CJK TC Regular" svg:font-family="'Noto Sans CJK TC Regular'" style:font-adornments="標準" style:font-pitch="variable"/>
    <style:font-face style:name="教育部標準楷書" svg:font-family="教育部標準楷書" style:font-adornments="標準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Noto Sans CJK TC Regular1" svg:font-family="'Noto Sans CJK TC Regular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3:49:51.542142225</meta:creation-date>
    <dc:date>2017-03-25T14:34:57.406645856</dc:date>
    <meta:editing-duration>PT10M53S</meta:editing-duration>
    <meta:editing-cycles>3</meta:editing-cycles>
    <meta:generator>LibreOffice/5.2.5.1$Linux_X86_64 LibreOffice_project/20m0$Build-1</meta:generator>
    <meta:document-statistic meta:table-count="2" meta:image-count="0" meta:object-count="0" meta:page-count="2" meta:paragraph-count="108" meta:word-count="942" meta:character-count="1203" meta:non-whitespace-character-count="1139"/>
  </office:meta>
</office:document-meta>
</file>